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956b9" officeooo:paragraph-rsid="001956b9"/>
    </style:style>
    <style:style style:name="P2" style:family="paragraph" style:parent-style-name="Standard">
      <style:paragraph-properties fo:text-align="justify" style:justify-single-word="false"/>
      <style:text-properties officeooo:rsid="001956b9" officeooo:paragraph-rsid="001b8379"/>
    </style:style>
    <style:style style:name="P3" style:family="paragraph" style:parent-style-name="Standard">
      <style:text-properties officeooo:rsid="0019766b" officeooo:paragraph-rsid="0019766b"/>
    </style:style>
    <style:style style:name="P4" style:family="paragraph" style:parent-style-name="Standard">
      <style:paragraph-properties fo:text-align="justify" style:justify-single-word="false"/>
      <style:text-properties officeooo:rsid="0019766b" officeooo:paragraph-rsid="0019f6bb"/>
    </style:style>
    <style:style style:name="P5" style:family="paragraph" style:parent-style-name="Standard" style:list-style-name="L1">
      <style:paragraph-properties fo:text-align="justify" style:justify-single-word="false"/>
      <style:text-properties officeooo:rsid="0019f6bb" officeooo:paragraph-rsid="0019f6bb"/>
    </style:style>
    <style:style style:name="P6" style:family="paragraph" style:parent-style-name="Standard">
      <style:paragraph-properties fo:text-align="justify" style:justify-single-word="false"/>
      <style:text-properties officeooo:rsid="0019f6bb" officeooo:paragraph-rsid="0019f6bb"/>
    </style:style>
    <style:style style:name="P7" style:family="paragraph" style:parent-style-name="Standard">
      <style:text-properties style:text-line-through-style="solid" style:text-line-through-type="single" officeooo:rsid="0019766b" officeooo:paragraph-rsid="0019766b"/>
    </style:style>
    <style:style style:name="P8" style:family="paragraph" style:parent-style-name="Standard">
      <style:text-properties style:text-line-through-style="solid" style:text-line-through-type="single" officeooo:rsid="001956b9" officeooo:paragraph-rsid="001956b9"/>
    </style:style>
    <style:style style:name="P9" style:family="paragraph" style:parent-style-name="Standard" style:list-style-name="L1">
      <style:paragraph-properties fo:text-align="justify" style:justify-single-word="false"/>
      <style:text-properties style:text-line-through-style="solid" style:text-line-through-type="single" officeooo:rsid="001956b9" officeooo:paragraph-rsid="001d5b74"/>
    </style:style>
    <style:style style:name="P10" style:family="paragraph" style:parent-style-name="Standard" style:list-style-name="L1">
      <style:paragraph-properties fo:text-align="justify" style:justify-single-word="false"/>
      <style:text-properties style:text-line-through-style="solid" style:text-line-through-type="single" officeooo:rsid="001d5b74" officeooo:paragraph-rsid="001d5b74"/>
    </style:style>
    <style:style style:name="P11" style:family="paragraph" style:parent-style-name="Standard">
      <style:paragraph-properties fo:text-align="justify" style:justify-single-word="false"/>
      <style:text-properties officeooo:rsid="001956b9" officeooo:paragraph-rsid="001aaad2" fo:background-color="#ed1c24"/>
    </style:style>
    <style:style style:name="P12" style:family="paragraph" style:parent-style-name="Standard" style:list-style-name="L2">
      <style:paragraph-properties fo:text-align="justify" style:justify-single-word="false"/>
      <style:text-properties officeooo:rsid="0019f6bb" officeooo:paragraph-rsid="0019f6bb" fo:background-color="#ed1c24"/>
    </style:style>
    <style:style style:name="P13" style:family="paragraph" style:parent-style-name="Standard" style:list-style-name="L2">
      <style:paragraph-properties fo:text-align="justify" style:justify-single-word="false"/>
      <style:text-properties officeooo:rsid="001aaad2" officeooo:paragraph-rsid="001aaad2" fo:background-color="#ed1c24"/>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solid" style:text-line-through-type="single" officeooo:rsid="0019766b" officeooo:paragraph-rsid="0019766b"/>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solid" style:text-line-through-type="single" officeooo:rsid="001956b9" officeooo:paragraph-rsid="001956b9"/>
    </style:style>
    <style:style style:name="T1" style:family="text">
      <style:text-properties officeooo:rsid="001956b9"/>
    </style:style>
    <style:style style:name="T2" style:family="text">
      <style:text-properties officeooo:rsid="0019766b"/>
    </style:style>
    <style:style style:name="T3" style:family="text">
      <style:text-properties officeooo:rsid="0019f6bb"/>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1956b9"/>
    </style:style>
    <style:style style:name="T6" style:family="text">
      <style:text-properties officeooo:rsid="001d5b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sion and exclusion criteria</text:p>
      <text:p text:style-name="P1">We searched the existing literature looking for papers reporting three type(inclusion criteria):</text:p>
      <text:p text:style-name="P1"/>
      <text:p text:style-name="P1">1. Studies that addressed the influence of personality in software engineering.</text:p>
      <text:p text:style-name="P1">2. Studies of personality in software engineering that addressed traits or type theories.</text:p>
      <text:p text:style-name="P1">3. Empirical studies (based on direct observation or experiments) and theorical studies (based on and understanding of the from experience or reference to other works), industrial experience reports, and literature review</text:p>
      <text:p text:style-name="P1"/>
      <text:p text:style-name="P1">We excluded papers that met any of the following exclusion criteria:</text:p>
      <text:p text:style-name="P1"/>
      <text:p text:style-name="P1">1. <text:span text:style-name="T4">Written in a language other than English.</text:span></text:p>
      <text:p text:style-name="P1">2. <text:span text:style-name="T4">Not accessible on the Web</text:span>.</text:p>
      <text:p text:style-name="P1">3. <text:span text:style-name="T4">Invited papers, keynote speeches, workshop reports, books, theses and dissertations</text:span>.</text:p>
      <text:p text:style-name="P1">4. <text:span text:style-name="T4">Incomplete documents, drafts, slides of presentations and extended abstracts</text:span>.</text:p>
      <text:p text:style-name="P8">5. Studies addressing area of computer science that are clearly no software engineering (e.g., database systems, human-computer interaction, information systems, computer networks, artificial intelligence, etc.)</text:p>
      <text:p text:style-name="P8">6. Studies addressing other individual characteristics (e.g., behavior, cognition, competence, abilities, role e etc)</text:p>
      <text:p text:style-name="P15"/>
      <text:p text:style-name="P1"/>
      <text:p text:style-name="P7">The selection criteria are organized in one inclusion criterion (IC) and five exclusion criteria (EC). The inclusion criteria is: (IC1) the study discusses a KM initiative in software testing. The exclusion criteria are: (EC1) The study does not have an abstract; (EC2) The study is just published as an abstract; (EC3) The study is not written in English; (EC4) The study is an older version os other study already considered; and (EC5) the study is not a primary study, such as editorials, summaries of keynotes, workshops, and tutorials.</text:p>
      <text:p text:style-name="P14"/>
      <text:p text:style-name="P3"/>
      <text:p text:style-name="P4">Selection criteria and procedures, which are suitable to identify relevant primary studies in the full list of results emergingfrom the automated database search. In the selection process, the sample of included studies is narrowed down in multiple stages based on previously defined inclusion and exclusin criteria. <text:span text:style-name="T3">Our selection criteria is organized in one inclusion criteria (IC) and five exclusion criteria (EC). </text:span></text:p>
      <text:p text:style-name="P4"/>
      <text:p text:style-name="P2">We searched the existing literature looking for papers reporting three type(inclusion criteria):</text:p>
      <text:p text:style-name="P4"/>
      <text:list xml:id="list1407861266" text:style-name="L1">
        <text:list-item>
          <text:p text:style-name="P5">IC1: The study discusses <text:span text:style-name="T4">a KM initiatie in software testing</text:span></text:p>
        </text:list-item>
        <text:list-item>
          <text:p text:style-name="P9"><text:span text:style-name="T6">IC2: </text:span>Studies that addressed the influence of personality in software engineering.</text:p>
        </text:list-item>
        <text:list-item>
          <text:p text:style-name="P10">IC3: <text:span text:style-name="T1">Studies of personality in software engineering that addressed traits or type theories.</text:span></text:p>
        </text:list-item>
        <text:list-item>
          <text:p text:style-name="P10">IC4: <text:span text:style-name="T1">Empirical studies (based on direct observation or experiments) and theorical studies (based on and understanding of the from experience or reference to other works), industrial experience reports, and literature review</text:span></text:p>
        </text:list-item>
      </text:list>
      <text:p text:style-name="P6"/>
      <text:p text:style-name="P11">We excluded papers that met any of the following exclusion criteria:</text:p>
      <text:list xml:id="list3835409751" text:style-name="L2">
        <text:list-item>
          <text:p text:style-name="P12">EC1: The study does not have an abstract;</text:p>
        </text:list-item>
        <text:list-item>
          <text:p text:style-name="P12">EC2: <text:span text:style-name="T2">The study is just published as an abstract;</text:span></text:p>
        </text:list-item>
        <text:list-item>
          <text:p text:style-name="P13">EC3: The study is <text:s/>written in a language other than English;</text:p>
        </text:list-item>
        <text:list-item>
          <text:p text:style-name="P13">EC4: The study is an older version of other study already considered;</text:p>
        </text:list-item>
        <text:list-item>
          <text:p text:style-name="P13">EC5: The study is not a primary study, such as editorials, summaries of keynotes, workshops, and tutorials;</text:p>
        </text:list-item>
        <text:list-item>
          <text:p text:style-name="P13"><text:soft-page-break/>EC6: The study is not accessible on the Web;</text:p>
        </text:list-item>
        <text:list-item>
          <text:p text:style-name="P13">EC7: <text:s/>The <text:span text:style-name="T1">Stud</text:span>y<text:span text:style-name="T1"> address </text:span><text:span text:style-name="T5">….</text:span><text:span text:style-name="T1"> that are clearly no </text:span><text:span text:style-name="T5">….</text:span></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9:31:39.422203310</meta:creation-date>
    <dc:date>2018-03-06T11:07:12.030240398</dc:date>
    <meta:editing-duration>PT42M20S</meta:editing-duration>
    <meta:editing-cycles>4</meta:editing-cycles>
    <meta:generator>LibreOffice/6.0.2.1.0$Linux_X86_64 LibreOffice_project/00m0$Build-1</meta:generator>
    <meta:document-statistic meta:table-count="0" meta:image-count="0" meta:object-count="0" meta:page-count="2" meta:paragraph-count="28" meta:word-count="481" meta:character-count="3159" meta:non-whitespace-character-count="2714"/>
  </office:meta>
</office:document-meta>
</file>